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0438in" style:rel-column-width="20011*"/>
    </style:style>
    <style:style style:name="Таблица2.B" style:family="table-column">
      <style:table-column-properties style:column-width="2.4396in" style:rel-column-width="23887*"/>
    </style:style>
    <style:style style:name="Таблица2.C" style:family="table-column">
      <style:table-column-properties style:column-width="2.2097in" style:rel-column-width="21637*"/>
    </style:style>
    <style:style style:name="Таблица2.1" style:family="table-row">
      <style:table-row-properties style:min-row-height="0.318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6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7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ccc30" officeooo:paragraph-rsid="000ccc30" style:font-size-asian="14pt" style:font-size-complex="14pt"/>
    </style:style>
    <style:style style:name="P10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11" style:family="paragraph" style:parent-style-name="Table_20_Contents">
      <style:text-properties fo:font-size="14pt" fo:language="ru" fo:country="RU" officeooo:rsid="001be91d" officeooo:paragraph-rsid="001be91d" style:font-size-asian="12.25pt" style:font-size-complex="14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15" style:family="paragraph" style:parent-style-name="Standard" style:list-style-name="WW8Num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4pt" officeooo:rsid="0009ff2f" officeooo:paragraph-rsid="0019bbae" style:font-size-asian="14pt" style:font-size-complex="14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 officeooo:rsid="00141b0d"/>
    </style:style>
    <style:style style:name="T4" style:family="text">
      <style:text-properties fo:language="en" fo:country="US" officeooo:rsid="001044f3"/>
    </style:style>
    <style:style style:name="T5" style:family="text">
      <style:text-properties fo:language="en" fo:country="US" officeooo:rsid="00153229"/>
    </style:style>
    <style:style style:name="T6" style:family="text">
      <style:text-properties fo:language="en" fo:country="US" officeooo:rsid="001be91d"/>
    </style:style>
    <style:style style:name="T7" style:family="text">
      <style:text-properties fo:language="en" fo:country="US" officeooo:rsid="001ce988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41b0d"/>
    </style:style>
    <style:style style:name="T10" style:family="text">
      <style:text-properties fo:language="ru" fo:country="RU" officeooo:rsid="00153229"/>
    </style:style>
    <style:style style:name="T11" style:family="text">
      <style:text-properties fo:language="ru" fo:country="RU" officeooo:rsid="0017720d"/>
    </style:style>
    <style:style style:name="T12" style:family="text">
      <style:text-properties fo:language="ru" fo:country="RU" officeooo:rsid="001be91d"/>
    </style:style>
    <style:style style:name="T13" style:family="text">
      <style:text-properties fo:language="ru" fo:country="RU" officeooo:rsid="001ce988"/>
    </style:style>
    <style:style style:name="T14" style:family="text">
      <style:text-properties fo:color="#000000" fo:font-size="9pt" style:font-size-asian="9pt" style:language-asian="ru" style:country-asian="RU" style:font-name-complex="Liberation Serif" style:font-size-complex="9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Докладная записка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1">Директору</text:p>
          </table:table-cell>
        </table:table-row>
        <table:table-row>
          <table:table-cell table:style-name="Таблица1.A1" office:value-type="string">
            <text:p text:style-name="P6"><text:span text:style-name="T7">07</text:span><text:span text:style-name="T8">.</text:span><text:span text:style-name="T7">12</text:span><text:span text:style-name="T8">.20</text:span><text:span text:style-name="T6">20</text:span> г.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5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7"><text:span text:style-name="T12">Шукелю</text:span> <text:span text:style-name="T12">В</text:span>.<text:span text:style-name="T12">Р</text:span>.</text:p>
          </table:table-cell>
        </table:table-row>
      </table:table>
      <text:p text:style-name="P1"/>
      <text:p text:style-name="P1"/>
      <text:p text:style-name="P2"/>
      <text:p text:style-name="P12">В связи с производственной необходимостью прошу Вас <text:span text:style-name="T1">закупить МТС сим-карт</text:span><text:span text:style-name="T12">у</text:span><text:span text:style-name="T1"> <text:s/>с VPN облгаз и статическим IP-адресом.</text:span></text:p>
      <text:p text:style-name="P13"><text:s text:c="11"/>SIM-карт<text:span text:style-name="T12">а</text:span> <text:span text:style-name="T8">буд</text:span><text:span text:style-name="T12">е</text:span><text:span text:style-name="T9">т</text:span> установлен<text:span text:style-name="T12">а</text:span> в <text:span text:style-name="T9">ШРП №</text:span><text:span text:style-name="T12">2</text:span><text:span text:style-name="T13">5</text:span><text:span text:style-name="T12">, г.Браслав, д</text:span><text:span text:style-name="T9">. </text:span><text:span text:style-name="T13">Заверье</text:span><text:span text:style-name="T12"> </text:span><text:span text:style-name="T9"><text:s/>в контроллер</text:span><text:span text:style-name="T3"> </text:span><text:span text:style-name="T4"><text:s/></text:span><text:span text:style-name="T2">для</text:span> <text:span text:style-name="T5">п</text:span><text:span text:style-name="T10">ередачи данных </text:span><text:span text:style-name="T11">телеметрии ШРП </text:span><text:span text:style-name="T10">через сеть</text:span><text:span text:style-name="T5"> GSM </text:span><text:span text:style-name="T10">п</text:span><text:span text:style-name="T5">о</text:span><text:span text:style-name="T10"> </text:span><text:span text:style-name="T13">протоколу IEC 60870-5-104</text:span><text:span text:style-name="T5"> </text:span>.</text:p>
      <text:p text:style-name="P14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0">Мастер</text:p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9"><text:span text:style-name="T2">Генис</text:span> <text:span text:style-name="T2">Д</text:span>.<text:span text:style-name="T2">И</text:span>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19523250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<text:span text:style-name="Основной_20_шрифт_20_абзаца"><text:span text:style-name="T14"/></text:span></text:p>
                                </text:list-item>
                                <text:list-item>
                                  <text:p text:style-name="P15"><text:span text:style-name="Основной_20_шрифт_20_абзаца"><text:span text:style-name="T14"/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_5f_CharLFO1LVL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_5f_CharLFO1LVL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_5f_CharLFO1LVL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_5f_CharLFO1LVL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_5f_CharLFO1LVL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_5f_CharLFO1LVL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_5f_CharLFO1LVL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_5f_CharLFO1LVL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0-12-07T12:19:31.391919901</dc:date>
    <meta:editing-duration>PT1H55M7S</meta:editing-duration>
    <meta:editing-cycles>14</meta:editing-cycles>
    <meta:generator>LibreOffice/6.1.5.2$Linux_X86_64 LibreOffice_project/10$Build-2</meta:generator>
    <meta:print-date>2020-12-07T12:18:18.034912825</meta:print-date>
    <meta:document-statistic meta:table-count="2" meta:image-count="0" meta:object-count="0" meta:page-count="1" meta:paragraph-count="9" meta:word-count="52" meta:character-count="362" meta:non-whitespace-character-count="305"/>
  </office:meta>
</office:document-meta>
</file>